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3c506" officeooo:paragraph-rsid="0013c506"/>
    </style:style>
    <style:style style:name="P2" style:family="paragraph" style:parent-style-name="Standard">
      <style:text-properties fo:font-size="16pt" officeooo:rsid="0013c506" officeooo:paragraph-rsid="0013c506" style:font-size-asian="16pt" style:font-size-complex="16pt"/>
    </style:style>
    <style:style style:name="P3" style:family="paragraph" style:parent-style-name="Standard">
      <style:text-properties officeooo:rsid="00172161" officeooo:paragraph-rsid="00172161"/>
    </style:style>
    <style:style style:name="P4" style:family="paragraph" style:parent-style-name="Standard">
      <style:text-properties officeooo:rsid="001a22df" officeooo:paragraph-rsid="00172161"/>
    </style:style>
    <style:style style:name="P5" style:family="paragraph" style:parent-style-name="Standard">
      <style:text-properties officeooo:rsid="001cbb6c" officeooo:paragraph-rsid="001cbb6c"/>
    </style:style>
    <style:style style:name="P6" style:family="paragraph" style:parent-style-name="Standard">
      <style:text-properties officeooo:rsid="001dd749" officeooo:paragraph-rsid="001dd749"/>
    </style:style>
    <style:style style:name="P7" style:family="paragraph" style:parent-style-name="Standard">
      <style:text-properties officeooo:rsid="001ffa1e" officeooo:paragraph-rsid="001ffa1e"/>
    </style:style>
    <style:style style:name="P8" style:family="paragraph" style:parent-style-name="Standard">
      <style:text-properties officeooo:rsid="002213f5" officeooo:paragraph-rsid="002213f5"/>
    </style:style>
    <style:style style:name="P9" style:family="paragraph" style:parent-style-name="Standard">
      <style:text-properties officeooo:rsid="00228371" officeooo:paragraph-rsid="00228371"/>
    </style:style>
    <style:style style:name="P10" style:family="paragraph" style:parent-style-name="Standard">
      <style:text-properties officeooo:rsid="00228371" officeooo:paragraph-rsid="00228371"/>
    </style:style>
    <style:style style:name="T1" style:family="text">
      <style:text-properties officeooo:rsid="001e875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2 Notes</text:p>
      <text:p text:style-name="P1"/>
      <text:p text:style-name="P1">First Meeting, Zoom call, 5-31</text:p>
      <text:p text:style-name="P1"/>
      <text:p text:style-name="P1">trello board link: </text:p>
      <text:p text:style-name="P1">https://trello.com/invite/b/jD81kvwK/321a4d7688047b6ab530d94eeb13172d/revature-p2</text:p>
      <text:p text:style-name="P1"/>
      <text:p text:style-name="P3">similar P2’s for some references:</text:p>
      <text:p text:style-name="P3"/>
      <text:p text:style-name="P3"><text:a xlink:type="simple" xlink:href="https://github.com/Revature-1704-Java/p2-JAMMS" text:style-name="Internet_20_link" text:visited-style-name="Visited_20_Internet_20_Link">https://github.com/Revature-1704-Java/p2-JAMMS</text:a> </text:p>
      <text:p text:style-name="P3"><text:a xlink:type="simple" xlink:href="https://github.com/Revature-1704-Java/honeybadgers" text:style-name="Internet_20_link" text:visited-style-name="Visited_20_Internet_20_Link">https://github.com/Revature-1704-Java/honeybadgers</text:a> </text:p>
      <text:p text:style-name="P3"><text:a xlink:type="simple" xlink:href="https://github.com/MatrixEntry1337/FishStock" text:style-name="Internet_20_link" text:visited-style-name="Visited_20_Internet_20_Link">https://github.com/MatrixEntry1337/FishStock</text:a> </text:p>
      <text:p text:style-name="P4"/>
      <text:p text:style-name="P5">github credentials for collaborators:</text:p>
      <text:p text:style-name="P5"/>
      <text:p text:style-name="P5">nbishop18</text:p>
      <text:p text:style-name="P5">garrett-moss</text:p>
      <text:p text:style-name="P5">knoxiiw</text:p>
      <text:p text:style-name="P5"/>
      <text:p text:style-name="P6">maybe use <text:span text:style-name="T1">use S3 for frontend repo, seperate repo for backend on EC2, and then frontend just calls endpoints, not mixed together...what do we think of that idea? easier, or harder?</text:span></text:p>
      <text:p text:style-name="P6"/>
      <text:p text:style-name="P7">summary at end:</text:p>
      <text:p text:style-name="P7"/>
      <text:p text:style-name="P7">we agreed to make a computer parts store, where users can shop for parts, ask us to build the computer for them, employees can refill parts that are out of stock, etc.</text:p>
      <text:p text:style-name="P7"/>
      <text:p text:style-name="P7">we have basic user stories. they are each collaborators on a test project on my github, and they can make branches and merge requests and we’ll make sure that we can do that much on github, for now.</text:p>
      <text:p text:style-name="P7"/>
      <text:p text:style-name="P7">…</text:p>
      <text:p text:style-name="P7"/>
      <text:p text:style-name="P8">Second Zoom meeting (6-2) notes:</text:p>
      <text:p text:style-name="P8"/>
      <text:p text:style-name="P9">we set up the webhook with william’s EC2, and it works. the website automatically builds through jenkins once I’ve accepted changes.</text:p>
      <text:p text:style-name="P9"/>
      <text:p text:style-name="P9"><text:a xlink:type="simple" xlink:href="http://54.244.36.228:8090/P2_Tests/" text:style-name="Internet_20_link" text:visited-style-name="Visited_20_Internet_20_Link">http://54.244.36.228:8090/P2_Tests/</text:a> </text:p>
      <text:p text:style-name="P9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Helvetica" svg:font-family="Helvetica" style:font-family-generic="swiss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Helvetica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Helvetica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Helvetica" fo:font-family="Helvetica" style:font-family-generic="swiss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Helvetica" fo:font-family="Helvetica" style:font-family-generic="swiss"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Helvetica" fo:font-family="Helvetica" style:font-family-generic="swiss"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Helvetica" fo:font-family="Helvetica" style:font-family-generic="swiss" style:font-size-asian="12pt" style:font-name-complex="Arial1" style:font-family-complex="Arial" style:font-family-generic-complex="swiss"/>
    </style:style>
    <style:style style:name="Footnote" style:family="paragraph" style:parent-style-name="Standard" style:class="extra">
      <style:paragraph-properties fo:margin-left="0.2354in" fo:margin-right="0in" fo:text-indent="-0.2354in" style:auto-text-indent="false" text:number-lines="false" text:line-number="0"/>
      <style:text-properties fo:font-size="10pt" style:font-size-asian="10pt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Ethan Bundy</meta:initial-creator>
    <meta:creation-date>2020-05-31T09:39:26.550000000</meta:creation-date>
    <dc:date>2020-06-03T07:52:43.963000000</dc:date>
    <dc:creator>Ethan Bundy</dc:creator>
    <meta:editing-duration>PT5H20M4S</meta:editing-duration>
    <meta:editing-cycles>14</meta:editing-cycles>
    <meta:generator>LibreOffice/6.3.5.2$Windows_X86_64 LibreOffice_project/dd0751754f11728f69b42ee2af66670068624673</meta:generator>
    <meta:document-statistic meta:table-count="0" meta:image-count="0" meta:object-count="0" meta:page-count="1" meta:paragraph-count="20" meta:word-count="158" meta:character-count="1140" meta:non-whitespace-character-count="997"/>
  </office:meta>
</office:document-meta>
</file>